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Beispiele/02_Events/1Events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Standard"/>
      <text:list xml:id="list4093527812354094390" text:style-name="L1">
        <text:list-item>
          <text:p text:style-name="P3">HTML Template erzeugen mit einer h1 Überschrift.</text:p>
        </text:list-item>
      </text:list>
      <text:p text:style-name="Standard"/>
      <text:list xml:id="list37733020" text:continue-numbering="true" text:style-name="L1">
        <text:list-item>
          <text:p text:style-name="P3">Validate drauf ausführen: html5.validate.nu</text:p>
          <text:p text:style-name="P3"/>
        </text:list-item>
        <text:list-item>
          <text:p text:style-name="P3">Erstes Event:</text:p>
        </text:list-item>
      </text:list>
      <text:p text:style-name="Standard"/>
      <text:p text:style-name="Standard"><text:tab/>&lt;body onload = “alert('Hello World!');“&gt;</text:p>
      <text:p text:style-name="Standard"/>
      <text:list xml:id="list37731783" text:continue-numbering="true" text:style-name="L1">
        <text:list-item>
          <text:p text:style-name="P3">Javascript im Browser erlauben</text:p>
          <text:p text:style-name="P3"/>
        </text:list-item>
        <text:list-item>
          <text:p text:style-name="P3">Mehr HTML:</text:p>
        </text:list-item>
      </text:list>
      <text:p text:style-name="Standard"/>
      <text:p text:style-name="Standard"/>
      <text:p text:style-name="Standard"><text:tab/>&lt;form&gt;</text:p>
      <text:p text:style-name="Standard"><text:tab/><text:tab/>&lt;input type=“text“ id=“myTextBox“/&gt;</text:p>
      <text:p text:style-name="Standard"><text:tab/><text:tab/>&lt;inpt type=“submit“ value=“Click me“ onclick=“substitute()“ /&gt;</text:p>
      <text:p text:style-name="Standard"><text:tab/>&lt;/form&gt;</text:p>
      <text:p text:style-name="Standard"/>
      <text:list xml:id="list37728134" text:continue-numbering="true" text:style-name="L1">
        <text:list-item>
          <text:p text:style-name="P3">Und script im head:</text:p>
        </text:list-item>
      </text:list>
      <text:p text:style-name="Standard"/>
      <text:p text:style-name="Standard"><text:tab/>&lt;script type=“text/javascript“&gt;</text:p>
      <text:p text:style-name="Standard"><text:tab/><text:tab/>function substitute() {</text:p>
      <text:p text:style-name="Standard"><text:tab/><text:tab/><text:tab/>var myValue = document.getElementById('myTextBox').value;</text:p>
      <text:p text:style-name="Standard"/>
      <text:p text:style-name="Standard"><text:tab/><text:tab/><text:tab/>if (myValue.length == 0) {</text:p>
      <text:p text:style-name="Standard"><text:tab/><text:tab/><text:tab/><text:tab/>alert('Bitte echten Wert eingeben');<text:tab/></text:p>
      <text:p text:style-name="Standard"><text:tab/><text:tab/><text:tab/><text:tab/>return;</text:p>
      <text:p text:style-name="Standard"><text:tab/><text:tab/><text:tab/>}</text:p>
      <text:p text:style-name="Standard"><text:tab/><text:tab/><text:tab/>var myTitle = document.getElementById('title');</text:p>
      <text:p text:style-name="Standard"><text:tab/><text:tab/><text:tab/>myTitle.innerHTML = myValue;</text:p>
      <text:p text:style-name="Standard"><text:tab/><text:tab/>}</text:p>
      <text:p text:style-name="Standard"/>
      <text:p text:style-name="Standard"><text:tab/>&lt;/script&gt;</text:p>
      <text:p text:style-name="Standard"/>
      <text:p text:style-name="Standard"><text:tab/></text:p>
      <text:list xml:id="list37726345" text:continue-numbering="true" text:style-name="L1">
        <text:list-item>
          <text:p text:style-name="P3">Id für h1Überschrift setzen. </text:p>
        </text:list-item>
      </text:list>
      <text:p text:style-name="Standard"><text:s/></text:p>
      <text:p text:style-name="Standard"><text:tab/>id=“title“</text:p>
      <text:p text:style-name="Standard"/>
      <text:p text:style-name="Standard"/>
      <text:p text:style-name="Standard">+37</text:p>
      <text:p text:style-name="Standard">https://www.youtube.com/watch?v=XL9Ri8pO68w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03T17:05:08.07</meta:creation-date>
    <meta:editing-duration>PT36M17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34" meta:word-count="93" meta:character-count="841"/>
    <dc:date>2016-01-03T17:56:37.69</dc:date>
    <dc:creator>Yvonne Fitzgerald</dc:creator>
  </office:meta>
</office:document-meta>
</file>